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Tipos de dad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pos de d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ipo de dados define:</text:p>
                <text:list>
                  <text:list-item>
                    <text:p>Coleção de valores;</text:p>
                  </text:list-item>
                  <text:list-item>
                    <text:p>Conjunto pré-definido de operações nesses valores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pos de dados primitiv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ão são definidos em termos de outros tipos;</text:p>
              </text:list-item>
              <text:list-item>
                <text:p>Todas as linguagens de programação possuem um conjunto de tipos de dados primitivo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ir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ipo primitivo mais comum;</text:p>
              </text:list-item>
              <text:list-item>
                <text:p>Em java existem quatro tipos de inteiros sinalizados:</text:p>
                <text:list>
                  <text:list-item>
                    <text:p>Byte;</text:p>
                  </text:list-item>
                  <text:list-item>
                    <text:p>Short;</text:p>
                  </text:list-item>
                  <text:list-item>
                    <text:p>Int;</text:p>
                  </text:list-item>
                  <text:list-item>
                    <text:p>L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iro no 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item>
                    <text:p>Byte;</text:p>
                    <text:list>
                      <text:list-item>
                        <text:p>Valor mínimo – 128;</text:p>
                      </text:list-item>
                      <text:list-item>
                        <text:p>Valor máximo 127;</text:p>
                      </text:list-item>
                    </text:list>
                  </text:list-item>
                  <text:list-item>
                    <text:p>Short;</text:p>
                    <text:list>
                      <text:list-item>
                        <text:p>Valor mínimo – 32768;</text:p>
                      </text:list-item>
                      <text:list-item>
                        <text:p>Valor máximo 32767;</text:p>
                      </text:list-item>
                    </text:list>
                  </text:list-item>
                  <text:list-item>
                    <text:p>Int;</text:p>
                    <text:list>
                      <text:list-item>
                        <text:p>Valor mínimo -2<text:span text:style-name="T1">31</text:span><text:span text:style-name="T2">;</text:span></text:p>
                      </text:list-item>
                      <text:list-item>
                        <text:p><text:span text:style-name="T2">Valor máximo 2</text:span><text:span text:style-name="T1">31 –</text:span><text:span text:style-name="T2"> 1;</text:span></text:p>
                      </text:list-item>
                    </text:list>
                  </text:list-item>
                  <text:list-item>
                    <text:p>Long.</text:p>
                    <text:list>
                      <text:list-item>
                        <text:p>Valor mínimo -2<text:span text:style-name="T1">63</text:span><text:span text:style-name="T2">;</text:span></text:p>
                      </text:list-item>
                      <text:list-item>
                        <text:p><text:span text:style-name="T2">Valor máximo 2</text:span><text:span text:style-name="T1">63 </text:span><text:span text:style-name="T2">-1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nto Flutuan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delam números reais;</text:p>
                <text:list>
                  <text:list-item>
                    <text:p>Somente aproximações;</text:p>
                  </text:list-item>
                </text:list>
              </text:list-item>
              <text:list-item>
                <text:p>Problemas com representação em maquinas;</text:p>
                <text:list>
                  <text:list-item>
                    <text:p>Gera erros;</text:p>
                  </text:list-item>
                </text:list>
              </text:list-item>
              <text:list-item>
                <text:p>Necessário ter atenção com a precisão (Precision) e alcance (Rang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nto Flutuan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ecisão;</text:p>
                <text:list>
                  <text:list-item>
                    <text:p>Acurácia da parte decimal do valor;</text:p>
                  </text:list-item>
                  <text:list-item>
                    <text:p>Quanto maior melhor a aproximação;</text:p>
                  </text:list-item>
                </text:list>
              </text:list-item>
              <text:list-item>
                <text:p>Alcance;</text:p>
                <text:list>
                  <text:list-item>
                    <text:p>O quão é possível representar com o tip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nto Flutuan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loat;</text:p>
              </text:list-item>
              <text:list-item>
                <text:p>Double;</text:p>
              </text:list-item>
              <text:list-item>
                <text:p>Diferença está na precisão – double é mais preciso que floa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pos Boolean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ó pode ter dois valores;</text:p>
                <text:list>
                  <text:list-item>
                    <text:p>True ou False;</text:p>
                  </text:list-item>
                </text:list>
              </text:list-item>
              <text:list-item>
                <text:p>No java é implementado como boolean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pos de Caracte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rmazena caracteres;</text:p>
              </text:list-item>
              <text:list-item>
                <text:p>É armazenado como codificação numérica;</text:p>
                <text:list>
                  <text:list-item>
                    <text:p>Começou com o código ASCII;</text:p>
                  </text:list-item>
                  <text:list-item>
                    <text:p>Hoje é possível utilizar Unicod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pos de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quencia de caracteres;</text:p>
              </text:list-item>
              <text:list-item>
                <text:p>Não é um tipo primitivo;</text:p>
              </text:list-item>
              <text:list-item>
                <text:p>Possui as operações:</text:p>
                <text:list>
                  <text:list-item>
                    <text:p>Atribuição;</text:p>
                  </text:list-item>
                  <text:list-item>
                    <text:p>Concatenação;</text:p>
                  </text:list-item>
                  <text:list-item>
                    <text:p>Referência de Substring;</text:p>
                  </text:list-item>
                  <text:list-item>
                    <text:p>Comparação;</text:p>
                  </text:list-item>
                  <text:list-item>
                    <text:p>Casamento de padrã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pos de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m Java a classe String dá suporte ao tipo de dado;</text:p>
                <text:list>
                  <text:list-item>
                    <text:p>Possui as operações anteriormente discutidas;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Cardia</meta:initial-creator>
    <meta:creation-date>2016-02-02T23:43:55.960642359</meta:creation-date>
    <dc:date>2016-02-03T00:18:23.788978168</dc:date>
    <dc:creator>John Cardia</dc:creator>
    <meta:editing-duration>PT33M55S</meta:editing-duration>
    <meta:editing-cycles>7</meta:editing-cycles>
    <meta:generator>LibreOffice/4.4.7.2$Linux_X86_64 LibreOffice_project/40$Build-2</meta:generator>
    <meta:document-statistic meta:object-count="68"/>
  </office:meta>
</office:document-meta>
</file>